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66ff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66ff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00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0000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 style:data-style-name="N0"/>
    <style:style style:name="ce9" style:family="table-cell" style:parent-style-name="Default">
      <style:table-cell-properties fo:background-color="#ff3399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99"/>
    </style:style>
    <style:style style:name="ce11" style:family="table-cell" style:parent-style-name="Default">
      <style:table-cell-properties fo:background-color="#990066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Product backlog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2"/>
          <table:table-cell table:style-name="ce6"/>
          <table:table-cell table:style-name="ce9"/>
          <table:table-cell table:style-name="ce11"/>
        </table:table-row>
        <table:table-row table:style-name="ro1">
          <table:table-cell table:style-name="ce2" office:value-type="string" calcext:value-type="string">
            <text:p>user stories</text:p>
          </table:table-cell>
          <table:table-cell table:style-name="ce6" office:value-type="string" calcext:value-type="string">
            <text:p>Priority</text:p>
          </table:table-cell>
          <table:table-cell table:style-name="ce9" office:value-type="string" calcext:value-type="string">
            <text:p>Estimation</text:p>
          </table:table-cell>
          <table:table-cell table:style-name="ce11" office:value-type="string" calcext:value-type="string">
            <text:p>Processed</text:p>
          </table:table-cell>
        </table:table-row>
        <table:table-row table:style-name="ro1">
          <table:table-cell table:style-name="ce3"/>
          <table:table-cell table:style-name="ce7"/>
          <table:table-cell table:style-name="ce10"/>
          <table:table-cell table:style-name="ce11"/>
        </table:table-row>
        <table:table-row table:style-name="ro1">
          <table:table-cell office:value-type="string" calcext:value-type="string">
            <text:p>Ajouter une action ouvrir un document dans l'onglet fichi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éer une boite de dialogue qui va sélectionner les images, Le nom de ces images sera affiché dans une liste dans la vie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aire le diagramme de classe de l'applica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réer une checkBox dans le widget listFil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a checkbox de listFiles doit être situé à droi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ans listeFile que les noms des images doivent être présen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ne image sélectionnée dans la listeFile doit s'afficher dans le widget DisplayIm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e premier élément de la liste doit être automatiquement sélectionné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tiliser des layout dans le gu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u démarrage s'il y a aucun élément dans la liste le bouton run est grisé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jouter la capacité de cocher dans la liste plusieurs images qui pourront être traiter après activation du bouton ru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fficher le résultats des images traitées <text:s/>en cliquant sur overlay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 une images n'a pas été traité le bouton overlay est grisé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e modèle doit contenir une liste de nom et des imag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réer une architecture MV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uvoir tester plusieurs méthodes de descripteurs d'image dans le soft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stions de l'affichage des imag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stions de l'affichage des overla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'architecture du logiciel est le MVC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ossibilité de charger les images provenant d'un répertoire ou d'une base de donné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acité à trouver les images similaire à une image de réfé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-Driven faire un diagramme de classe (communication clien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tre en place des tests unitai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tre en place un G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tre en place une integration continue (jenkins)</text:p>
          </table:table-cell>
          <table:table-cell table:number-columns-repeated="3"/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00/00/0000</text:date>, <text:time style:data-style-name="N2" text:time-value="09:21:13.7925403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0:15:40.996677500</meta:creation-date>
    <meta:editing-duration>PT16M36S</meta:editing-duration>
    <meta:editing-cycles>10</meta:editing-cycles>
    <meta:generator>LibreOffice/4.2.7.2$Linux_X86_64 LibreOffice_project/420m0$Build-2</meta:generator>
    <dc:date>2014-12-26T09:52:09.966495926</dc:date>
    <meta:document-statistic meta:table-count="1" meta:cell-count="60" meta:object-count="0"/>
  </office:meta>
</office:document-meta>
</file>